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サーバのたてかた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必要なもの</text:p>
            <text:p>・PC</text:p>
            <text:p>・ドメイン</text:p>
            <text:p>・固定IP アドレス</text:p>
            <text:p>・ネット環境</text:p>
            <text:p>・D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P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C に、Apache、php をインストールする</text:p>
                <text:p>場合によってはSQL もインストールしてお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ドメイン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ネット検索でサイトを探し、.com や.jp などが最後尾についた文字列を取得する</text:p>
                <text:p>これがURL になる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固定のIP アドレス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ネット回線契約時に、プロバイダと、固定IP アドレス取得の契約をする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ホームページ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C のドキュメントルートにhtml、php 等を設置する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D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P アドレスとドメインのひも付けの役割。未だによくわかっていない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5-24T13:20:35.783841682</meta:creation-date>
    <dc:date>2022-05-24T15:17:04.324806335</dc:date>
    <meta:editing-duration>PT1H56M28S</meta:editing-duration>
    <meta:editing-cycles>2</meta:editing-cycles>
    <meta:generator>LibreOffice/5.1.6.2$Linux_X86_64 LibreOffice_project/10m0$Build-2</meta:generator>
    <meta:document-statistic meta:object-count="45"/>
  </office:meta>
</office:document-meta>
</file>